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18c729" officeooo:paragraph-rsid="0018c729"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8c729" officeooo:paragraph-rsid="0018c72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1b7270" officeooo:paragraph-rsid="001e4051"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1e4051" officeooo:paragraph-rsid="00213e5f"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1e4051" officeooo:paragraph-rsid="002015b6"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213e5f" officeooo:paragraph-rsid="00213e5f"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249c10" officeooo:paragraph-rsid="00249c10"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2acb52" officeooo:paragraph-rsid="002acb52"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2d3a7f" officeooo:paragraph-rsid="002d3a7f"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2f340b" officeooo:paragraph-rsid="002f340b"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normal" officeooo:rsid="0018c729" officeooo:paragraph-rsid="0018c729"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font-size="14pt" fo:font-weight="normal" officeooo:rsid="00197127" officeooo:paragraph-rsid="00197127"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font-size="14pt" fo:font-weight="normal" officeooo:rsid="00249c10" officeooo:paragraph-rsid="00249c10"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font-size="14pt" fo:font-weight="normal" officeooo:rsid="002c992f" officeooo:paragraph-rsid="002c992f"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font-size="14pt" fo:font-weight="normal" officeooo:rsid="002d3a7f" officeooo:paragraph-rsid="002d3a7f"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font-size="14pt" fo:font-weight="normal" officeooo:rsid="002d9b55" officeooo:paragraph-rsid="002d9b55"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font-size="14pt" fo:font-weight="normal" officeooo:rsid="001e4051" officeooo:paragraph-rsid="001e4051"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font-size="14pt" fo:font-weight="normal" officeooo:paragraph-rsid="002970a4"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font-size="14pt" fo:font-weight="normal" officeooo:rsid="002acb52" officeooo:paragraph-rsid="002acb52"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font-size="14pt" fo:font-weight="normal" officeooo:rsid="00336ddb" officeooo:paragraph-rsid="00336ddb"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fo:font-size="14pt" fo:language="tr" fo:country="TR" fo:font-weight="normal" officeooo:rsid="002015b6" officeooo:paragraph-rsid="001e4051" style:font-size-asian="14pt" style:font-weight-asian="normal" style:font-size-complex="14pt" style:font-weight-complex="normal"/>
    </style:style>
    <style:style style:name="P22" style:family="paragraph" style:parent-style-name="Standard">
      <style:paragraph-properties fo:text-align="center" style:justify-single-word="false"/>
      <style:text-properties fo:font-size="16pt" fo:font-weight="bold" officeooo:rsid="0018c729" officeooo:paragraph-rsid="0018c729" style:font-size-asian="16pt" style:font-weight-asian="bold" style:font-size-complex="16pt" style:font-weight-complex="bold"/>
    </style:style>
    <style:style style:name="P23" style:family="paragraph" style:parent-style-name="Standard">
      <style:paragraph-properties fo:text-align="justify" style:justify-single-word="false"/>
      <style:text-properties officeooo:paragraph-rsid="001e4051"/>
    </style:style>
    <style:style style:name="P24" style:family="paragraph" style:parent-style-name="Standard">
      <style:paragraph-properties fo:text-align="justify" style:justify-single-word="false"/>
      <style:text-properties officeooo:paragraph-rsid="002015b6"/>
    </style:style>
    <style:style style:name="P25" style:family="paragraph" style:parent-style-name="Standard">
      <style:paragraph-properties fo:text-align="justify" style:justify-single-word="false"/>
      <style:text-properties officeooo:paragraph-rsid="002970a4"/>
    </style:style>
    <style:style style:name="P26" style:family="paragraph" style:parent-style-name="Standard">
      <style:paragraph-properties fo:text-align="justify" style:justify-single-word="false"/>
      <style:text-properties fo:font-size="14pt" fo:font-weight="normal" officeooo:rsid="00249c10" officeooo:paragraph-rsid="00249c10" style:font-size-asian="14pt" style:font-weight-asian="normal" style:font-size-complex="14pt" style:font-weight-complex="normal"/>
    </style:style>
    <style:style style:name="T1" style:family="text">
      <style:text-properties officeooo:rsid="00194370"/>
    </style:style>
    <style:style style:name="T2" style:family="text">
      <style:text-properties officeooo:rsid="00197127"/>
    </style:style>
    <style:style style:name="T3" style:family="text">
      <style:text-properties officeooo:rsid="001b245c"/>
    </style:style>
    <style:style style:name="T4" style:family="text">
      <style:text-properties fo:font-weight="normal" style:font-weight-asian="normal" style:font-weight-complex="normal"/>
    </style:style>
    <style:style style:name="T5" style:family="text">
      <style:text-properties fo:font-weight="normal" officeooo:rsid="00213e5f" style:font-weight-asian="normal" style:font-weight-complex="normal"/>
    </style:style>
    <style:style style:name="T6" style:family="text">
      <style:text-properties fo:font-weight="normal" officeooo:rsid="00231847" style:font-weight-asian="normal" style:font-weight-complex="normal"/>
    </style:style>
    <style:style style:name="T7" style:family="text">
      <style:text-properties fo:font-weight="normal" officeooo:rsid="003027a8" style:font-weight-asian="normal" style:font-weight-complex="normal"/>
    </style:style>
    <style:style style:name="T8" style:family="text">
      <style:text-properties fo:font-size="14pt" fo:font-weight="bold" officeooo:rsid="002970a4" style:font-size-asian="14pt" style:font-weight-asian="bold" style:font-size-complex="14pt" style:font-weight-complex="bold"/>
    </style:style>
    <style:style style:name="T9" style:family="text">
      <style:text-properties fo:font-size="14pt" fo:font-weight="normal" style:font-size-asian="14pt" style:font-weight-asian="normal" style:font-size-complex="14pt" style:font-weight-complex="normal"/>
    </style:style>
    <style:style style:name="T10" style:family="text">
      <style:text-properties fo:font-size="14pt" fo:font-weight="normal" officeooo:rsid="002970a4" style:font-size-asian="14pt" style:font-weight-asian="normal" style:font-size-complex="14pt" style:font-weight-complex="normal"/>
    </style:style>
    <style:style style:name="T11" style:family="text">
      <style:text-properties fo:font-size="14pt" fo:font-weight="normal" officeooo:rsid="0031d018" style:font-size-asian="14pt" style:font-weight-asian="normal" style:font-size-complex="14pt" style:font-weight-complex="normal"/>
    </style:style>
    <style:style style:name="T12" style:family="text">
      <style:text-properties fo:font-size="14pt" fo:font-weight="normal" officeooo:rsid="00336ddb" style:font-size-asian="14pt" style:font-weight-asian="normal" style:font-size-complex="14pt" style:font-weight-complex="normal"/>
    </style:style>
    <style:style style:name="T13" style:family="text">
      <style:text-properties fo:font-size="14pt" fo:language="tr" fo:country="TR" fo:font-weight="normal" officeooo:rsid="001e4051" style:font-size-asian="14pt" style:font-weight-asian="normal" style:font-size-complex="14pt" style:font-weight-complex="normal"/>
    </style:style>
    <style:style style:name="T14" style:family="text">
      <style:text-properties fo:font-size="14pt" fo:language="tr" fo:country="TR" fo:font-weight="normal" officeooo:rsid="002015b6" style:font-size-asian="14pt" style:font-weight-asian="normal" style:font-size-complex="14pt" style:font-weight-complex="normal"/>
    </style:style>
    <style:style style:name="T15" style:family="text">
      <style:text-properties fo:font-size="14pt" fo:language="tr" fo:country="TR" fo:font-weight="bold" officeooo:rsid="001e4051" style:font-size-asian="14pt" style:font-weight-asian="bold" style:font-size-complex="14pt" style:font-weight-complex="bold"/>
    </style:style>
    <style:style style:name="T16" style:family="text">
      <style:text-properties officeooo:rsid="00213e5f"/>
    </style:style>
    <style:style style:name="T17" style:family="text">
      <style:text-properties fo:font-weight="bold" style:font-weight-asian="bold" style:font-weight-complex="bold"/>
    </style:style>
    <style:style style:name="T18" style:family="text">
      <style:text-properties officeooo:rsid="0027d0b3"/>
    </style:style>
    <style:style style:name="T19" style:family="text">
      <style:text-properties officeooo:rsid="0031d01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GEBZE TEKNİK ÜNİVERSİTESİ</text:p>
      <text:p text:style-name="P22">BİLGİSAYAR MÜHENDİSLİĞİ BÖLÜMÜ</text:p>
      <text:p text:style-name="P22">BİL101 – BİLGİSAYARA GİRİŞ</text:p>
      <text:p text:style-name="P22">ÖDEV #6</text:p>
      <text:p text:style-name="P1"/>
      <text:p text:style-name="P2">1.</text:p>
      <text:p text:style-name="P11">Derleyici ve <text:span text:style-name="T1">çevirici</text:span> kavramlarını karşılaştırmadan önce küçük bir tanımlama yapalım.<text:span text:style-name="T2">Derleyiciler bir programlama dilinde yazılan kodları yani kaynak kodları <text:s/>başka bir dile çeviren programlardır.Genellikle derleme işleminde söz konusu kaynak kodu üst seviye bir dildir (high-level) <text:s/>ve hedef dili de alt seviye dildir.(low-level).Ve ek olarak da kullanıcıya yazınsal hataları bildirir ve dilleri optimize ederler. </text:span></text:p>
      <text:p text:style-name="P12">Çeviriciler ise assembly dilini tamamen bit dizinlerinden oluşan makine diline çeviren yazılım ya da araçlardır.Yani aslında assembler kaynak kodu assembly dili olan bir çeşit derleyicidir.Ve detaylı olarak farklarına gelecek olursak da <text:span text:style-name="T3">derleyiciler diller arasında çeviriyi yaparken assembler ise özelleşmiş bir derleyici çeşididir.Derleyicide safhalar syntax analizi,semantic analizi,kod optimizasyonu şeklinde budaklanırken assemblerda alınan girdi üzerinde sadece 2 safha uygulanır.</text:span></text:p>
      <text:p text:style-name="P12"/>
      <text:p text:style-name="P3">2.</text:p>
      <text:p text:style-name="P5">a)</text:p>
      <text:p text:style-name="P24"><text:bookmark text:name="tw-target-text"/><text:span text:style-name="T15">-</text:span><text:span text:style-name="T13">Fonksiyonel programlama dilleri, programları matematiksel fonksiyonlar olarak tanımlar ve bunları birinci sınıf(first-class) olarak değerlendirir.Birçok </text:span><text:span text:style-name="T14">fonksiyonel dil</text:span><text:span text:style-name="T13">, matematiksel hesaplama araçlarına bağlıdır.</text:span></text:p>
      <text:p text:style-name="P23"><text:span text:style-name="T13">-</text:span><text:span text:style-name="T14">Emirsel programlama dilleri diğer sınıflandırmalarda görülebilir ve çoklu paradigmalar içeren programlama dilleridir.</text:span></text:p>
      <text:p text:style-name="P21">-Bildirimsel programlama dilleri bir çözüm sunmaktansa bir problemi tanımlamayı tercih eder.Tüm fonksiyonel ve mantık üzerine kurulu tüm programlama dilleri aynı zamanda bildirimseldir.</text:p>
      <text:p text:style-name="P3"/>
      <text:p text:style-name="P4">b)</text:p>
      <text:p text:style-name="P4"><text:span text:style-name="T16">Fonksiyonel programlama dilleri: </text:span><text:span text:style-name="T5">C# , F# , Haskell , Common Lisp , Java</text:span></text:p>
      <text:p text:style-name="P6">Emirsel programlama dilleri: <text:span text:style-name="T4">Common Lisp , F# , Haskell , Prolog ,</text:span></text:p>
      <text:p text:style-name="P6">Bildirimsel programlama dilleri: <text:span text:style-name="T4">SQL , </text:span><text:span text:style-name="T6">Prolog</text:span></text:p>
      <text:p text:style-name="P17"/>
      <text:p text:style-name="P7">c)</text:p>
      <text:p text:style-name="P13"><text:span text:style-name="T17">Common Lisp: </text:span><text:span text:style-name="T18">Common Lisp orijinal olarak Maclisp’in varisi olarak üretilmiştir </text:span>1958 yılında John McCarty tarafından piyasaya sürülen bir programlama dilidir.Eski olmasına rağmen yinede çok güçlü bir dil olan Lisp yapay zeka uygulamarında kullanılmak üzere geliştirilmiştir.Dil yapısı itibariyle fonksiyonel <text:s/>ve hızlı bir dildir.<text:span text:style-name="T19">Avantajları esnekliği , pragmatist yani spesifik amaçlar için profesyoneller tarafından kullanılabilen , -homoiconic- kendini geliştiren dil şeklinde sıralanabilir</text:span></text:p>
      <text:p text:style-name="P20">Dezavantajları ise Web için hazır olmayan bir dil ve girişimin geleceğini desteklememesi şeklinde küçükce sıralanabilir.Ayrıca kullanıcıları tarafından <text:soft-page-break/>kullanmak için çok yaşlı bir olduğu savunulmakta ve takım çalışmaları için uygun olmadığı da bir gerçektir.</text:p>
      <text:p text:style-name="P13"/>
      <text:p text:style-name="P13"/>
      <text:p text:style-name="P25"><text:span text:style-name="T8">SQL: </text:span><text:span text:style-name="T9">Veritabanı mantı</text:span><text:span text:style-name="T10">ğ</text:span><text:span text:style-name="T9">ının çıkmasıyla birlikte veritabanındaki verileri işleyebilecek bir veri sorgulama diline ihtiyaç duyulmuştur. Bunun üzerine IBM 1970’li yıllarda ilk başta matematiksel bir </text:span><text:span text:style-name="T10">syntax’e</text:span><text:span text:style-name="T9"> sahip olan SQUARE adlı bir sorgulama dili geliştirilmiştir fakat bunun matematiksel sözdizimine sahip olmasından dolayı ögrenilmesinin zorlu</text:span><text:span text:style-name="T10">ğ</text:span><text:span text:style-name="T9">u ve karmaşıklıgından ötürü İngilizce’ye benzer sözdizimine sahip bir sorgulama dili oluşturulmuş ve SEQUEL (Structured English Query Language) olarak adlandırılmıştır. Daha sonra da bu SEQUEL dili, İngilizce söylenişine paralel ve patent davası üzerine SQL olarak adlandırılmıştır.</text:span><text:span text:style-name="T11">Avantajları ise , Hız , veri güvenliği , esneklik ve internet erişim sağlayabilen bir muhasebe programı olması.</text:span><text:span text:style-name="T12">Dezavantajları ise çoğu zaman veritabanlarınıın 2GB gibi sınırlı alana sahip olması ve ölçeklenebilir olmaması gibi özellikleri sayılabilir.Bir yazma işleminin tüm dosyayı kilitlemesi de dezavantajları arasındadır.</text:span></text:p>
      <text:p text:style-name="P18"/>
      <text:p text:style-name="P18"/>
      <text:p text:style-name="P8">3)<text:span text:style-name="T4"> Matematik işlem öncelikleri geçerl</text:span><text:span text:style-name="T7">i</text:span><text:span text:style-name="T4">dir.</text:span></text:p>
      <text:p text:style-name="P8">a) <text:span text:style-name="T4">48</text:span></text:p>
      <text:p text:style-name="P8">b) <text:span text:style-name="T4">9</text:span></text:p>
      <text:p text:style-name="P8">c) <text:span text:style-name="T4">13</text:span> </text:p>
      <text:p text:style-name="P8">d) <text:span text:style-name="T4">0</text:span></text:p>
      <text:p text:style-name="P19"/>
      <text:p text:style-name="P8">4</text:p>
      <text:p text:style-name="P15">(topla (carp (bol vizelerin_toplamı 2) 0.6) (carp final_notu 0.4))</text:p>
      <text:p text:style-name="P14"/>
      <text:p text:style-name="P9">5)</text:p>
      <text:p text:style-name="P16">faturalar = elektrik + dogalgaz+ su + internet</text:p>
      <text:p text:style-name="P16">yeni_bakiye=eski_bakiye + maas</text:p>
      <text:p text:style-name="P16">mevcut_bakiye=yeni_bakiye – faturalar</text:p>
      <text:p text:style-name="P16"/>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19:26:37.456271626</meta:creation-date>
    <dc:date>2017-10-25T23:29:56.568667090</dc:date>
    <meta:editing-duration>PT1H5M20S</meta:editing-duration>
    <meta:editing-cycles>16</meta:editing-cycles>
    <meta:generator>LibreOffice/5.1.6.2$Linux_X86_64 LibreOffice_project/10m0$Build-2</meta:generator>
    <meta:document-statistic meta:table-count="0" meta:image-count="0" meta:object-count="0" meta:page-count="2" meta:paragraph-count="31" meta:word-count="455" meta:character-count="3643" meta:non-whitespace-character-count="3212"/>
  </office:meta>
</office:document-meta>
</file>